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row>
                <msub>
                  <mrow>
                    <mo stretchy="false">[</mo>
                    <mrow>
                      <msub>
                        <mi>J</mi>
                        <mi>x</mi>
                      </msub>
                      <mi/>
                      <mi>,</mi>
                      <mi/>
                      <msub>
                        <mi>J</mi>
                        <mi>y</mi>
                      </msub>
                    </mrow>
                    <mo stretchy="false">]</mo>
                  </mrow>
                  <mrow>
                    <mrow>
                      <mo stretchy="false">−</mo>
                      <mi/>
                    </mrow>
                  </mrow>
                </msub>
                <mo stretchy="false">=</mo>
                <mi/>
              </mrow>
              <mo stretchy="false">=</mo>
              <msub>
                <mrow>
                  <mo stretchy="false">[</mo>
                  <mrow>
                    <msub>
                      <mi>J</mi>
                      <mrow>
                        <mn>1</mn>
                        <mi>x</mi>
                      </mrow>
                    </msub>
                    <mrow>
                      <mi/>
                      <mo stretchy="false">+</mo>
                      <mi/>
                    </mrow>
                    <msub>
                      <mi>J</mi>
                      <mrow>
                        <mn>2</mn>
                        <mi>x</mi>
                      </mrow>
                    </msub>
                    <mi/>
                    <mi>,</mi>
                    <mi/>
                    <msub>
                      <mi>J</mi>
                      <mrow>
                        <mn>1</mn>
                        <mi>y</mi>
                      </mrow>
                    </msub>
                    <mrow>
                      <mi/>
                      <mo stretchy="false">+</mo>
                      <mi/>
                    </mrow>
                    <msub>
                      <mi>J</mi>
                      <mrow>
                        <mn>2</mn>
                        <mi>y</mi>
                      </mrow>
                    </msub>
                  </mrow>
                  <mo stretchy="false">]</mo>
                </mrow>
                <mrow>
                  <mrow>
                    <mo stretchy="false">−</mo>
                    <mi/>
                  </mrow>
                </mrow>
              </msub>
            </mrow>
            <mrow>
              <mi/>
              <mo stretchy="false">=</mo>
              <mi/>
            </mrow>
            <msub>
              <mrow>
                <mo stretchy="false">[</mo>
                <mrow>
                  <msub>
                    <mi>J</mi>
                    <mrow>
                      <mn>1</mn>
                      <mi>x</mi>
                    </mrow>
                  </msub>
                  <mi/>
                  <mi>,</mi>
                  <mi/>
                  <msub>
                    <mi>J</mi>
                    <mrow>
                      <mn>1</mn>
                      <mi>y</mi>
                    </mrow>
                  </msub>
                </mrow>
                <mo stretchy="false">]</mo>
              </mrow>
              <mrow>
                <mrow>
                  <mo stretchy="false">−</mo>
                  <mi/>
                </mrow>
              </mrow>
            </msub>
            <mrow>
              <mi/>
              <mo stretchy="false">+</mo>
              <mi/>
            </mrow>
            <msub>
              <mrow>
                <mo stretchy="false">[</mo>
                <mrow>
                  <msub>
                    <mi>J</mi>
                    <mrow>
                      <mn>2</mn>
                      <mi>x</mi>
                    </mrow>
                  </msub>
                  <mrow>
                    <mi/>
                    <mo stretchy="false">+</mo>
                    <mi/>
                  </mrow>
                  <msub>
                    <mi>J</mi>
                    <mrow>
                      <mn>2</mn>
                      <mi>y</mi>
                    </mrow>
                  </msub>
                </mrow>
                <mo stretchy="false">]</mo>
              </mrow>
              <mrow>
                <mrow>
                  <mo stretchy="false">−</mo>
                  <mi/>
                </mrow>
              </mrow>
            </msub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text>i</mtext>
            <mo stretchy="false">ℏ</mo>
            <msub>
              <mi>J</mi>
              <mrow>
                <mn>1</mn>
                <mi>z</mi>
              </mrow>
            </msub>
            <mrow>
              <mi/>
              <mo stretchy="false">+</mo>
              <mi/>
            </mrow>
            <mtext>i</mtext>
            <mo stretchy="false">ℏ</mo>
            <msub>
              <mi>J</mi>
              <mrow>
                <mn>2</mn>
                <mi>z</mi>
              </mrow>
            </msub>
            <mrow>
              <mi/>
              <mo stretchy="false">=</mo>
              <mi/>
            </mrow>
            <mtext>i</mtext>
            <mo stretchy="false">ℏ</mo>
            <msub>
              <mi>J</mi>
              <mi>z</mi>
            </msub>
          </mrow>
        </mtd>
      </mtr>
    </mtable>
    <annotation encoding="StarMath 5.0">[J _x `,` J _y] _{- `}
=~= 
[J _{1 x} `+` J _{2 x} ~,~ J _{1 y} `+` J _{2 y}] _{- `}
~=~ 
[J _{1 x} `,` J _{1 y}] _{- `} ~+~ [J _{2 x} `+` J _{2 y}] _{- `}
~=` newline
`=~ 
"i" hbar J _{1 z} ~+~ "i" hbar J _{2 z} 
~=~ "i" hbar J _z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9:00:05.985000000</meta:creation-date>
    <meta:generator>LibreOffice/4.1.4.2$Windows_x86 LibreOffice_project/0a0440ccc0227ad9829de5f46be37cfb6edcf72</meta:generator>
  </office:meta>
</office:document-meta>
</file>